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62cm"/>
    </style:style>
    <style:style style:name="co2" style:family="table-column">
      <style:table-column-properties fo:break-before="auto" style:column-width="4.112cm"/>
    </style:style>
    <style:style style:name="co3"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P1" style:family="paragraph">
      <style:paragraph-properties fo:text-align="center"/>
    </style:style>
  </office:automatic-styles>
  <office:body>
    <office:spreadsheet>
      <table:table table:name="Params" table:style-name="ta1" table:print="false">
        <office:forms form:automatic-focus="false" form:apply-design-mode="false">
          <form:form form:name="Formulaire" form:apply-filter="true" form:command-type="table" form:control-implementation="ooo:com.sun.star.form.component.Form" office:target-frame="" xlink:href="" xlink:type="simple">
            <form:button form:name="Gen Pdf" form:control-implementation="ooo:com.sun.star.form.component.CommandButton" xml:id="control1" form:id="control1" form:label="Bouton" office:target-frame="" xlink:href="" form:image-data="" form:delay-for-repeat="PT0.50S" form:image-position="center">
              <form:properties>
                <form:property form:property-name="DefaultControl" office:value-type="string" office:string-value="com.sun.star.form.control.CommandButton"/>
              </form:properties>
            </form:button>
          </form:form>
        </office:forms>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office:value-type="string">
            <text:p>TEMPLATE_WORD</text:p>
          </table:table-cell>
          <table:table-cell office:value-type="string">
            <text:p>c:\tmp\template.docx</text:p>
          </table:table-cell>
          <table:table-cell table:number-columns-repeated="2"/>
        </table:table-row>
        <table:table-row table:style-name="ro1">
          <table:table-cell office:value-type="string">
            <text:p>DIR_PDF</text:p>
          </table:table-cell>
          <table:table-cell office:value-type="string">
            <text:p>c:\tmp</text:p>
          </table:table-cell>
          <table:table-cell/>
          <table:table-cell>
            <draw:control table:end-cell-address="Params.F4" table:end-x="1.306cm" table:end-y="0.247cm" draw:z-index="0" draw:text-style-name="P1" svg:width="5.812cm" svg:height="1.179cm" svg:x="0.011cm" svg:y="0.056cm" draw:control="control1"/>
          </table:table-cell>
        </table:table-row>
        <table:table-row table:style-name="ro1">
          <table:table-cell office:value-type="string">
            <text:p>RowDeb</text:p>
          </table:table-cell>
          <table:table-cell office:value-type="float" office:value="2">
            <text:p>2</text:p>
          </table:table-cell>
          <table:table-cell table:number-columns-repeated="2"/>
        </table:table-row>
        <table:table-row table:style-name="ro1">
          <table:table-cell office:value-type="string">
            <text:p>RowFin</text:p>
          </table:table-cell>
          <table:table-cell office:value-type="float" office:value="3">
            <text:p>3</text:p>
          </table:table-cell>
          <table:table-cell table:number-columns-repeated="2"/>
        </table:table-row>
        <table:table-row table:style-name="ro1" table:number-rows-repeated="1048571">
          <table:table-cell table:number-columns-repeated="4"/>
        </table:table-row>
        <table:table-row table:style-name="ro1">
          <table:table-cell table:number-columns-repeated="4"/>
        </table:table-row>
      </table:table>
      <table:table table:name="Data" table:style-name="ta1" table:print="false">
        <table:table-column table:style-name="co3" table:number-columns-repeated="3" table:default-cell-style-name="Default"/>
        <table:table-row table:style-name="ro1">
          <table:table-cell table:style-name="ce1" office:value-type="string">
            <text:p>Numero</text:p>
          </table:table-cell>
          <table:table-cell table:style-name="ce1" office:value-type="string">
            <text:p>Nom</text:p>
          </table:table-cell>
          <table:table-cell table:style-name="ce1" office:value-type="string">
            <text:p>Prenom</text:p>
          </table:table-cell>
        </table:table-row>
        <table:table-row table:style-name="ro1">
          <table:table-cell office:value-type="float" office:value="123">
            <text:p>123</text:p>
          </table:table-cell>
          <table:table-cell office:value-type="string">
            <text:p>Hi</text:p>
          </table:table-cell>
          <table:table-cell office:value-type="string">
            <text:p>You</text:p>
          </table:table-cell>
        </table:table-row>
        <table:table-row table:style-name="ro1">
          <table:table-cell office:value-type="float" office:value="567">
            <text:p>567</text:p>
          </table:table-cell>
          <table:table-cell office:value-type="string">
            <text:p>MO</text:p>
          </table:table-cell>
          <table:table-cell office:value-type="string">
            <text:p>PO</text:p>
          </table:table-cell>
        </table:table-row>
        <table:table-row table:style-name="ro1">
          <table:table-cell office:value-type="float" office:value="666">
            <text:p>666</text:p>
          </table:table-cell>
          <table:table-cell office:value-type="string">
            <text:p>AAA</text:p>
          </table:table-cell>
          <table:table-cell office:value-type="string">
            <text:p>BBB</text:p>
          </table:table-cell>
        </table:table-row>
        <table:table-row table:style-name="ro1" table:number-rows-repeated="1048571">
          <table:table-cell table:number-columns-repeated="3"/>
        </table:table-row>
        <table:table-row table:style-name="ro1">
          <table:table-cell table:number-columns-repeated="3"/>
        </table:table-row>
      </table:table>
      <table:table table:name="Sheet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Calibri" fo:font-size="11pt" fo:language="zxx" fo:country="none" style:font-size-asian="11pt" style:language-asian="zxx" style:country-asian="none" style:font-name-complex="Calibri"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0-01">01/10/2023</text:date>, <text:time>04:56:55</text:time></text:p>
        </style:region-right>
      </style:header>
      <style:header-left style:display="false"/>
      <style:footer>
        <text:p>Page <text:page-number>1</text:page-number> / <text:page-count>99</text:page-count></text:p>
      </style:footer>
      <style:footer-left style:display="false"/>
    </style:master-page>
    <style:master-page style:name="PageStyle_5f_Params" style:display-name="PageStyle_Params"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9M37S</meta:editing-duration>
    <meta:editing-cycles>7</meta:editing-cycles>
    <meta:generator>OpenOffice/4.1.14$Win32 OpenOffice.org_project/4114m1$Build-9811</meta:generator>
    <dc:date>2023-10-01T04:56:55.12</dc:date>
    <dc:creator>Gfi Inetum</dc:creator>
    <meta:document-statistic meta:table-count="3" meta:cell-count="20" meta:object-count="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Sub ExportSelectedRowsToPDF
    Dim oSM As Object
    Dim oDoc As Object
    Dim oSheet, pSheet As Object
    Dim oCell As Object
    Dim pdfPath As String
    Dim templatePath As String
    Dim selectedRange As Object
    Dim rowDeb As Long
    Dim rowFin As Long
    Dim i As Long
    Dim j As Long
    
    If ThisComponent.getSheets.hasByName("Params") Then
        ' Activez la feuille
        pSheet = ThisComponent.getSheets.getByName("Params")
    Else
        MsgBox "La feuille ""Params"" n'existe pas dans ce classeur."
        Exit Sub
    End If

    ' Vérifiez si la feuille "data" existe
    If ThisComponent.getSheets.hasByName("Data") Then
        ' Activez la feuille "data"
        oSheet = ThisComponent.getSheets.getByName("Data")
    Else
        MsgBox "La feuille ""Data"" n'existe pas dans ce classeur."
        Exit Sub
    End If
    


    ' Spécifiez le chemin du modèle Word
    templatePath = pSheet.getCellRangeByName("B1").String

    ' Spécifiez le chemin où vous souhaitez enregistrer les PDF
    pdfPath = pSheet.getCellRangeByName("B2").String
    
    rowDeb = pSheet.getCellRangeByName("B3").Value
    rowFin = pSheet.getCellRangeByName("B4").Value

    ' Définissez la plage de lignes sélectionnées dans Excel
    selectedRange = ThisComponent.getCurrentSelection()

    ' Boucle sur chaque ligne sélectionnée
    For i = rowDeb To rowFin
        ' Ouvrez le modèle Word
        oSM = CreateObject("com.sun.star.ServiceManager")
        oDoc = oSM.createInstance("com.sun.star.text.TextDocument")
        oDoc.loadComponentFromURL(templatePath, "_blank", 0, Array())
        
        If IsEmpty(oSheet.getCellByPosition(0, i - 1).Value) Then
            j = 1
        Else
            ' Accédez aux valeurs des cellules dans chaque colonne de la ligne
            Dim numero As String
            Dim nom As String
            Dim prenom As String

            numero = oSheet.getCellByPosition(0, i - 1).String ' Par exemple, colonne A
            nom = oSheet.getCellByPosition(1, i - 1).String ' Par exemple, colonne B
            prenom = oSheet.getCellByPosition(2, i - 1).String
            
            ' Remplacez le texte dans le document par les valeurs des cellules
            oDoc.Text.replaceAll("$Nom", nom, Array())
            oDoc.Text.replaceAll("$Prenom", prenom, Array())
            oDoc.Text.replaceAll("$Numero", numero, Array())
    
            ' Générez un nom de fichier PDF unique
            Dim pdfDoc As String
            pdfDoc = pdfPath &amp; "/Facture " &amp; numero &amp; ".pdf"
            
            ' Exportez le document au format PDF
            Dim oExportFilter As Object
            oExportFilter = oSM.createInstance("com.sun.star.text.GenericTextDocument")
            oExportFilter = oPdf
            oExportFilter.storeToURL(pdfDoc, Array())
            
            ' Fermez le document Word
            oDoc.close(False)
        End If
        
    Next

    MsgBox "PDFs générés avec succès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